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ato" svg:font-family="Lato, proxima-nova, 'Helvetica Neue', Arial, sans-serif"/>
    <style:font-face style:name="Poppins" svg:font-family="Poppins, sans-serif"/>
    <style:font-face style:name="Roboto Slab" svg:font-family="'Roboto Slab', ff-tisa-web-pro, Georgia, Arial, sans-serif"/>
    <style:font-face style:name="arial1" svg:font-family="arial"/>
    <style:font-face style:name="arial" svg:font-family="arial, sans-serif"/>
    <style:font-face style:name="calibri" svg:font-family="calibri,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style="italic" officeooo:rsid="0016d82d" officeooo:paragraph-rsid="0016d82d" style:font-size-asian="10.5pt" style:font-style-asian="italic" style:font-size-complex="12pt" style:font-style-complex="italic"/>
    </style:style>
    <style:style style:name="P2" style:family="paragraph" style:parent-style-name="Standard">
      <style:text-properties officeooo:paragraph-rsid="0016d82d"/>
    </style:style>
    <style:style style:name="P3" style:family="paragraph" style:parent-style-name="Standard">
      <style:text-properties officeooo:paragraph-rsid="0017976e"/>
    </style:style>
    <style:style style:name="P4" style:family="paragraph" style:parent-style-name="Standard">
      <style:text-properties officeooo:paragraph-rsid="001982c8"/>
    </style:style>
    <style:style style:name="P5" style:family="paragraph" style:parent-style-name="Standard">
      <style:paragraph-properties fo:padding="0.074cm" fo:border-left="none" fo:border-right="none" fo:border-top="none" fo:border-bottom="0.06pt solid #000000" style:join-border="false"/>
      <style:text-properties fo:font-size="15pt" fo:font-style="italic" officeooo:rsid="0015f887" officeooo:paragraph-rsid="0015f887" style:font-size-asian="15pt" style:font-style-asian="italic" style:font-size-complex="15pt" style:font-style-complex="italic"/>
    </style:style>
    <style:style style:name="P6" style:family="paragraph" style:parent-style-name="Text_20_body">
      <style:paragraph-properties fo:padding="0.074cm" fo:border-left="none" fo:border-right="none" fo:border-top="none" fo:border-bottom="0.06pt solid #000000" style:join-border="false"/>
      <style:text-properties officeooo:paragraph-rsid="002713a2"/>
    </style:style>
    <style:style style:name="P7" style:family="paragraph" style:parent-style-name="Standard">
      <style:paragraph-properties style:border-line-width-bottom="0.088cm 0.026cm 0.026cm" fo:padding="0.074cm" fo:border-left="none" fo:border-right="none" fo:border-top="none" fo:border-bottom="4pt double #000000" style:join-border="false"/>
      <style:text-properties officeooo:paragraph-rsid="0017976e"/>
    </style:style>
    <style:style style:name="P8" style:family="paragraph" style:parent-style-name="Text_20_body">
      <style:text-properties officeooo:paragraph-rsid="001982c8"/>
    </style:style>
    <style:style style:name="P9" style:family="paragraph" style:parent-style-name="Text_20_body">
      <style:text-properties officeooo:paragraph-rsid="001cc466"/>
    </style:style>
    <style:style style:name="P10" style:family="paragraph" style:parent-style-name="Text_20_body">
      <style:text-properties officeooo:paragraph-rsid="001e872a"/>
    </style:style>
    <style:style style:name="P11" style:family="paragraph" style:parent-style-name="Text_20_body">
      <style:text-properties officeooo:paragraph-rsid="00203a7e"/>
    </style:style>
    <style:style style:name="P12" style:family="paragraph" style:parent-style-name="Text_20_body">
      <style:text-properties officeooo:paragraph-rsid="002175d2"/>
    </style:style>
    <style:style style:name="P13" style:family="paragraph" style:parent-style-name="Text_20_body">
      <style:text-properties officeooo:paragraph-rsid="0017976e"/>
    </style:style>
    <style:style style:name="P14" style:family="paragraph" style:parent-style-name="Text_20_body">
      <style:text-properties fo:font-variant="normal" fo:text-transform="none" fo:color="#343434" style:font-name="Arial" fo:font-size="12pt" fo:letter-spacing="normal" fo:font-style="normal" fo:font-weight="normal" officeooo:paragraph-rsid="001cc466"/>
    </style:style>
    <style:style style:name="P15" style:family="paragraph" style:parent-style-name="Text_20_body">
      <style:text-properties fo:font-variant="normal" fo:text-transform="none" fo:color="#010101" style:font-name="Lato" fo:font-size="12pt" fo:letter-spacing="normal" fo:font-style="normal" fo:font-weight="normal"/>
    </style:style>
    <style:style style:name="P16" style:family="paragraph" style:parent-style-name="Text_20_body">
      <style:text-properties fo:font-variant="normal" fo:text-transform="none" fo:color="#010101" style:font-name="Lato" fo:font-size="12pt" fo:letter-spacing="normal" fo:font-style="normal" fo:font-weight="normal" officeooo:rsid="0024bb99"/>
    </style:style>
    <style:style style:name="P17" style:family="paragraph" style:parent-style-name="Text_20_body">
      <style:text-properties fo:font-variant="normal" fo:text-transform="none" fo:color="#010101" style:font-name="Lato" fo:font-size="12pt" fo:letter-spacing="normal" fo:font-style="normal" fo:font-weight="normal" officeooo:paragraph-rsid="002713a2"/>
    </style:style>
    <style:style style:name="P18" style:family="paragraph" style:parent-style-name="Text_20_body">
      <style:text-properties fo:font-variant="normal" fo:text-transform="none" fo:color="#000000" style:font-name="Poppins" fo:font-size="12.75pt" fo:letter-spacing="normal" fo:font-style="normal" fo:font-weight="normal" officeooo:paragraph-rsid="002713a2"/>
    </style:style>
    <style:style style:name="P19" style:family="paragraph" style:parent-style-name="Text_20_body">
      <style:text-properties officeooo:paragraph-rsid="002713a2"/>
    </style:style>
    <style:style style:name="P20" style:family="paragraph" style:parent-style-name="Text_20_body">
      <style:text-properties officeooo:paragraph-rsid="0029057f"/>
    </style:style>
    <style:style style:name="P21" style:family="paragraph" style:parent-style-name="Text_20_body">
      <style:text-properties officeooo:paragraph-rsid="002e300c"/>
    </style:style>
    <style:style style:name="P22" style:family="paragraph" style:parent-style-name="Text_20_body">
      <style:paragraph-properties fo:margin-left="0cm" fo:margin-right="0cm" fo:margin-top="0cm" fo:margin-bottom="0cm" loext:contextual-spacing="false" fo:orphans="2" fo:widows="2" fo:text-indent="0cm" style:auto-text-indent="false"/>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43434" style:font-name="Arial" fo:font-size="12pt" fo:letter-spacing="normal" fo:font-style="normal" fo:font-weight="normal"/>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officeooo:paragraph-rsid="002713a2"/>
    </style:style>
    <style:style style:name="P27"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officeooo:paragraph-rsid="002713a2"/>
    </style:style>
    <style:style style:name="P28"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010101" style:font-name="Lato" fo:font-size="12pt" fo:letter-spacing="normal" fo:font-style="normal" fo:font-weight="normal" officeooo:paragraph-rsid="002713a2"/>
    </style:style>
    <style:style style:name="P29" style:family="paragraph" style:parent-style-name="Standard">
      <style:paragraph-properties fo:margin-left="0cm" fo:margin-right="0cm" fo:orphans="2" fo:widows="2" fo:text-indent="0cm" style:auto-text-indent="false"/>
      <style:text-properties officeooo:paragraph-rsid="002713a2"/>
    </style:style>
    <style:style style:name="P30" style:family="paragraph" style:parent-style-name="Standard">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officeooo:paragraph-rsid="002713a2"/>
    </style:style>
    <style:style style:name="P31" style:family="paragraph" style:parent-style-name="Heading_20_2">
      <style:text-properties fo:font-variant="normal" fo:text-transform="none" fo:color="#343434" style:font-name="calibri" fo:font-size="19.5pt" fo:letter-spacing="normal" fo:font-style="normal" fo:font-weight="bold" officeooo:paragraph-rsid="001e872a"/>
    </style:style>
    <style:style style:name="P32" style:family="paragraph" style:parent-style-name="Text_20_body">
      <style:paragraph-properties fo:padding="0.074cm" fo:border-left="none" fo:border-right="none" fo:border-top="none" fo:border-bottom="0.99pt solid #000000" style:join-border="false"/>
      <style:text-properties officeooo:paragraph-rsid="002713a2"/>
    </style:style>
    <style:style style:name="P33" style:family="paragraph" style:parent-style-name="Text_20_body">
      <style:text-properties officeooo:paragraph-rsid="00300114"/>
    </style:style>
    <style:style style:name="P34" style:family="paragraph" style:parent-style-name="Text_20_body" style:list-style-name="L1">
      <style:paragraph-properties fo:margin-top="0cm" fo:margin-bottom="0cm" loext:contextual-spacing="false" fo:orphans="2" fo:widows="2" fo:padding="0cm" fo:border="none"/>
      <style:text-properties fo:font-variant="normal" fo:text-transform="none" fo:color="#343434" style:font-name="Arial" fo:font-size="12pt" fo:letter-spacing="normal" fo:font-style="normal" fo:font-weight="normal"/>
    </style:style>
    <style:style style:name="P35" style:family="paragraph" style:parent-style-name="Text_20_body" style:list-style-name="L1">
      <style:paragraph-properties fo:orphans="2" fo:widows="2" fo:padding="0cm" fo:border="none"/>
      <style:text-properties fo:font-variant="normal" fo:text-transform="none" fo:color="#343434" style:font-name="Arial" fo:font-size="12pt" fo:letter-spacing="normal" fo:font-style="normal" fo:font-weight="normal"/>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16d82d"/>
    </style:style>
    <style:style style:name="T3" style:family="text">
      <style:text-properties fo:font-variant="normal" fo:text-transform="none" fo:color="#222222" style:font-name="sans-serif" fo:font-size="10.5pt" fo:letter-spacing="normal" fo:font-style="normal" fo:font-weight="normal" officeooo:rsid="0017976e"/>
    </style:style>
    <style:style style:name="T4" style:family="text">
      <style:text-properties fo:font-variant="normal" fo:text-transform="none" fo:color="#222222" style:font-name="sans-serif" fo:font-size="10.5pt" fo:letter-spacing="normal" fo:font-style="normal" fo:font-weight="normal" officeooo:rsid="0017976e" fo:background-color="#ffffff" loext:char-shading-value="0" loext:padding="0cm" loext:border="none"/>
    </style:style>
    <style:style style:name="T5" style:family="text">
      <style:text-properties fo:font-variant="normal" fo:text-transform="none" fo:color="#222222" fo:letter-spacing="normal"/>
    </style:style>
    <style:style style:name="T6" style:family="text">
      <style:text-properties fo:font-variant="normal" fo:text-transform="none" fo:color="#222222" style:font-name="arial" fo:font-size="12pt" fo:letter-spacing="normal" fo:font-style="normal" fo:font-weight="normal" officeooo:rsid="002e300c"/>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393939" style:font-name="arial1" fo:font-size="12pt" fo:letter-spacing="normal" fo:font-weight="normal" officeooo:rsid="0017976e" fo:background-color="#ffffff" loext:char-shading-value="0" loext:padding="0cm" loext:border="none"/>
    </style:style>
    <style:style style:name="T9" style:family="text">
      <style:text-properties fo:font-variant="normal" fo:text-transform="none" fo:color="#393939" style:font-name="arial1" fo:font-size="12pt" fo:letter-spacing="normal" fo:font-style="normal" fo:font-weight="normal" officeooo:rsid="0017976e" fo:background-color="#ffffff" loext:char-shading-value="0" loext:padding="0cm" loext:border="none"/>
    </style:style>
    <style:style style:name="T10" style:family="text">
      <style:text-properties fo:font-variant="normal" fo:text-transform="none" fo:color="#393939" style:font-name="arial1" fo:font-size="12pt" fo:letter-spacing="normal" fo:font-style="normal" fo:font-weight="normal" officeooo:rsid="001982c8" fo:background-color="#ffffff" loext:char-shading-value="0" loext:padding="0cm" loext:border="none"/>
    </style:style>
    <style:style style:name="T11" style:family="text">
      <style:text-properties fo:font-variant="normal" fo:text-transform="none" fo:color="#393939" style:font-name="arial1" fo:font-size="15pt" fo:letter-spacing="normal" fo:font-style="italic" fo:font-weight="normal" officeooo:rsid="001982c8" fo:background-color="#ffffff" loext:char-shading-value="0" style:font-size-asian="15pt" style:font-style-asian="italic" style:font-size-complex="15pt" style:font-style-complex="italic" loext:padding="0cm" loext:border="none"/>
    </style:style>
    <style:style style:name="T12" style:family="text">
      <style:text-properties fo:font-variant="normal" fo:text-transform="none" fo:color="#393939" style:font-name="arial1" fo:font-size="15pt" fo:letter-spacing="normal" fo:font-style="italic" style:text-underline-style="solid" style:text-underline-width="auto" style:text-underline-color="font-color" fo:font-weight="normal" officeooo:rsid="001982c8" fo:background-color="#ffffff" loext:char-shading-value="0" style:font-size-asian="13.1000003814697pt" style:font-style-asian="italic" style:font-weight-asian="normal" style:font-size-complex="15pt" style:font-style-complex="italic" style:font-weight-complex="normal" loext:padding="0cm" loext:border="none"/>
    </style:style>
    <style:style style:name="T13" style:family="text">
      <style:text-properties fo:font-variant="normal" fo:text-transform="none" fo:color="#393939" style:font-name="arial1" fo:font-size="14pt" fo:letter-spacing="normal" fo:font-style="italic" fo:font-weight="normal" officeooo:rsid="001982c8" fo:background-color="#ffffff" loext:char-shading-value="0" style:font-size-asian="12.25pt" style:font-style-asian="italic" style:font-size-complex="14pt" style:font-style-complex="italic" loext:padding="0cm" loext:border="none"/>
    </style:style>
    <style:style style:name="T14" style:family="text">
      <style:text-properties fo:font-variant="normal" fo:text-transform="none" fo:color="#343434" style:font-name="Arial" fo:font-size="12pt" fo:letter-spacing="normal" fo:font-style="normal" fo:font-weight="normal"/>
    </style:style>
    <style:style style:name="T15" style:family="text">
      <style:text-properties fo:font-variant="normal" fo:text-transform="none" fo:color="#343434" style:font-name="Arial" fo:font-size="12pt" fo:letter-spacing="normal" fo:font-style="normal" fo:font-weight="normal" officeooo:rsid="001982c8" fo:background-color="#ffffff" loext:char-shading-value="0" loext:padding="0cm" loext:border="none"/>
    </style:style>
    <style:style style:name="T16" style:family="text">
      <style:text-properties fo:font-variant="normal" fo:text-transform="none" fo:color="#343434" style:font-name="Arial" fo:font-size="12pt" fo:letter-spacing="normal" fo:font-style="normal" fo:font-weight="normal" officeooo:rsid="001982c8" fo:background-color="#ffffff" loext:char-shading-value="0" style:font-size-asian="12.25pt" style:font-style-asian="italic" style:font-size-complex="14pt" style:font-style-complex="italic" loext:padding="0cm" loext:border="none"/>
    </style:style>
    <style:style style:name="T17" style:family="text">
      <style:text-properties fo:font-variant="normal" fo:text-transform="none" fo:color="#343434" style:font-name="Arial" fo:font-size="12pt" fo:letter-spacing="normal" fo:font-style="normal" fo:font-weight="bold"/>
    </style:style>
    <style:style style:name="T18" style:family="text">
      <style:text-properties fo:font-variant="normal" fo:text-transform="none" fo:color="#343434" style:font-name="Arial" fo:font-size="12pt" fo:letter-spacing="normal" fo:font-style="normal" fo:font-weight="bold" officeooo:rsid="002e300c"/>
    </style:style>
    <style:style style:name="T19" style:family="text">
      <style:text-properties fo:font-variant="normal" fo:text-transform="none" fo:color="#343434" style:font-name="Arial" fo:font-size="12pt" fo:letter-spacing="normal" fo:font-style="normal" style:text-underline-style="solid" style:text-underline-width="auto" style:text-underline-color="font-color" fo:font-weight="bold" officeooo:rsid="001982c8" fo:background-color="#ffffff" loext:char-shading-value="0" style:font-size-asian="13.1000003814697pt" style:font-style-asian="italic" style:font-size-complex="15pt" style:font-style-complex="italic" loext:padding="0cm" loext:border="none"/>
    </style:style>
    <style:style style:name="T20" style:family="text">
      <style:text-properties fo:font-variant="normal" fo:text-transform="none" fo:color="#343434" style:font-name="Arial" fo:font-size="12pt" fo:letter-spacing="normal" fo:font-style="normal" style:text-underline-style="solid" style:text-underline-width="auto" style:text-underline-color="font-color" fo:font-weight="normal" officeooo:rsid="001982c8" fo:background-color="#ffffff" loext:char-shading-value="0" style:font-size-asian="13.1000003814697pt" style:font-style-asian="italic" style:font-weight-asian="normal" style:font-size-complex="15pt" style:font-style-complex="italic" style:font-weight-complex="normal" loext:padding="0cm" loext:border="none"/>
    </style:style>
    <style:style style:name="T21" style:family="text">
      <style:text-properties fo:font-variant="normal" fo:text-transform="none" fo:color="#343434" style:font-name="calibri" fo:font-size="19.5pt" fo:letter-spacing="normal" fo:font-style="normal" fo:font-weight="bold"/>
    </style:style>
    <style:style style:name="T22" style:family="text">
      <style:text-properties fo:font-variant="normal" fo:text-transform="none" fo:color="#010101" style:font-name="Roboto Slab" fo:font-size="18pt" fo:letter-spacing="normal" fo:font-style="normal" fo:font-weight="bold"/>
    </style:style>
    <style:style style:name="T23" style:family="text">
      <style:text-properties fo:font-variant="normal" fo:text-transform="none" fo:color="#010101" style:font-name="Lato" fo:font-size="12pt" fo:letter-spacing="normal" fo:font-style="normal" fo:font-weight="normal"/>
    </style:style>
    <style:style style:name="T24" style:family="text">
      <style:text-properties fo:font-variant="normal" fo:text-transform="none" fo:color="#010101" style:font-name="Lato" fo:font-size="12pt" fo:letter-spacing="normal" fo:font-style="normal" fo:font-weight="normal" officeooo:rsid="0024bb99"/>
    </style:style>
    <style:style style:name="T25" style:family="text">
      <style:text-properties fo:font-variant="normal" fo:text-transform="none" fo:color="#010101" style:font-name="Lato" fo:font-size="12pt" fo:letter-spacing="normal" fo:font-style="normal" fo:font-weight="normal" officeooo:rsid="0006fa6d"/>
    </style:style>
    <style:style style:name="T26" style:family="text">
      <style:text-properties fo:font-variant="normal" fo:text-transform="none" fo:color="#010101" style:font-name="Lato" fo:font-size="12pt" fo:letter-spacing="normal" fo:font-style="normal" fo:font-weight="normal" officeooo:rsid="00045512"/>
    </style:style>
    <style:style style:name="T27" style:family="text">
      <style:text-properties fo:font-variant="normal" fo:text-transform="none" fo:color="#010101" style:font-name="Lato" fo:font-size="12pt" fo:letter-spacing="normal" fo:font-style="normal" fo:font-weight="normal" officeooo:rsid="00300114"/>
    </style:style>
    <style:style style:name="T28" style:family="text">
      <style:text-properties fo:font-variant="normal" fo:text-transform="none" fo:color="#010101" style:font-name="Lato" fo:font-size="12pt" fo:letter-spacing="normal" fo:font-style="normal" fo:font-weight="bold"/>
    </style:style>
    <style:style style:name="T29" style:family="text">
      <style:text-properties fo:font-variant="normal" fo:text-transform="none" fo:color="#010101" style:font-name="Lato" fo:font-size="12pt" fo:letter-spacing="normal" fo:font-style="normal" fo:font-weight="bold" officeooo:rsid="0024bb99"/>
    </style:style>
    <style:style style:name="T30" style:family="text">
      <style:text-properties fo:font-variant="normal" fo:text-transform="none" fo:color="#010101" style:font-name="Lato" fo:font-size="12pt" fo:letter-spacing="normal" fo:font-style="normal" fo:font-weight="bold" officeooo:rsid="00045512"/>
    </style:style>
    <style:style style:name="T31" style:family="text">
      <style:text-properties fo:font-variant="normal" fo:text-transform="none" fo:color="#010101" style:font-name="Lato" fo:font-size="12pt" fo:letter-spacing="normal" fo:font-style="normal" fo:font-weight="bold" officeooo:rsid="0006fa6d"/>
    </style:style>
    <style:style style:name="T32" style:family="text">
      <style:text-properties fo:font-variant="normal" fo:text-transform="none" fo:color="#010101" fo:letter-spacing="normal"/>
    </style:style>
    <style:style style:name="T33" style:family="text">
      <style:text-properties fo:font-size="12pt" fo:font-style="italic" officeooo:rsid="0016d82d" style:font-size-asian="10.5pt" style:font-style-asian="italic" style:font-size-complex="12pt" style:font-style-complex="italic"/>
    </style:style>
    <style:style style:name="T34" style:family="text">
      <style:text-properties officeooo:rsid="0029057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yptographty:--</text:p>
      <text:p text:style-name="P1">--&gt; Cryptogrphy is the study of technique for secure communication in the presence of third parties.</text:p>
      <text:p text:style-name="P2"><text:span text:style-name="T33">--&gt;</text:span><text:span text:style-name="T1">cryptography is about constructing and analyzing </text:span><text:a xlink:type="simple" xlink:href="https://en.wikipedia.org/wiki/Communications_protocol" text:style-name="Internet_20_link" text:visited-style-name="Visited_20_Internet_20_Link"><text:span text:style-name="T7">protocols</text:span></text:a><text:span text:style-name="T5"> </text:span><text:span text:style-name="T1">that prevent third parties or <text:s text:c="9"/>the public from reading private <text:s/>messages.</text:span></text:p>
      <text:p text:style-name="P3"><text:span text:style-name="T1">--</text:span><text:span text:style-name="T2">&gt;It is a method of storing and transmitting data in a particular form so that only those for whom it is intended can read and process it.</text:span></text:p>
      <text:p text:style-name="P3"><text:span text:style-name="T2">--</text:span><text:span text:style-name="T3">&gt;</text:span><text:span text:style-name="T2"> Cryptography not only protects data from theft or alteration, but can also be used for user authentication.</text:span></text:p>
      <text:p text:style-name="P3"><text:span text:style-name="T2">----</text:span><text:span text:style-name="T3">&gt;</text:span><text:span text:style-name="Emphasis"><text:span text:style-name="T8">cryptography concerns with:</text:span></text:span></text:p>
      <text:p text:style-name="P3"><text:span text:style-name="Emphasis"><text:span text:style-name="T4"><text:s text:c="6"/>*</text:span></text:span><text:span text:style-name="Emphasis"><text:span text:style-name="T9">Confidentiality - Information cannot be understood by anyone</text:span></text:span></text:p>
      <text:p text:style-name="P3"><text:span text:style-name="Emphasis"><text:span text:style-name="T4"><text:s text:c="6"/>*</text:span></text:span><text:span text:style-name="Emphasis"><text:span text:style-name="T9">Integrity - Information cannot be altered.</text:span></text:span><text:span text:style-name="Emphasis"><text:span text:style-name="T4"><text:line-break/> <text:s text:c="5"/>*</text:span></text:span><text:span text:style-name="Emphasis"><text:span text:style-name="T9">Non-repudiation - Sender cannot deny his/her intentions in the transmission of the <text:s text:c="6"/></text:span></text:span></text:p>
      <text:p text:style-name="P3"><text:span text:style-name="Emphasis"><text:span text:style-name="T9"><text:s text:c="8"/>information <text:s/>at <text:s text:c="2"/>a <text:s text:c="3"/>later <text:s text:c="3"/>stage.</text:span></text:span></text:p>
      <text:p text:style-name="P3"><text:span text:style-name="Emphasis"><text:span text:style-name="T9"><text:s text:c="5"/>*Authentication - Sender and receiver can confirm each<text:line-break/> <text:s text:c="4"/></text:span></text:span></text:p>
      <text:p text:style-name="P3"><text:span text:style-name="Emphasis"><text:span text:style-name="T8">Three types of cryptographic techniques used</text:span></text:span><text:span text:style-name="Emphasis"><text:span text:style-name="T9">:-</text:span></text:span></text:p>
      <text:p text:style-name="P3"><text:span text:style-name="Emphasis"><text:span text:style-name="T9">1. Symmetric-key cryptography</text:span></text:span></text:p>
      <text:p text:style-name="P3"><text:span text:style-name="Emphasis"><text:span text:style-name="T9">2. Hash functions.</text:span></text:span></text:p>
      <text:p text:style-name="P3"><text:span text:style-name="Emphasis"><text:span text:style-name="T9">3. Public-key cryptography</text:span></text:span></text:p>
      <text:p text:style-name="P3"><text:span text:style-name="Emphasis"><text:span text:style-name="T9"><text:s text:c="8"/></text:span></text:span></text:p>
      <text:p text:style-name="P4"><text:span text:style-name="Emphasis"><text:span text:style-name="T11">Blockchain</text:span></text:span><text:span text:style-name="Emphasis"><text:span text:style-name="T10">:--------</text:span></text:span></text:p>
      <text:p text:style-name="P4"><text:span text:style-name="Emphasis"><text:span text:style-name="T10">--------------------------------------------------------------------------------------------------------------------------&gt; Blockchain can be defined as a chain of block. That contains information.</text:span></text:span></text:p>
      <text:p text:style-name="P4"><text:span text:style-name="Emphasis"><text:span text:style-name="T10">--&gt;</text:span></text:span><text:span text:style-name="Emphasis"><text:span text:style-name="T15">The blockchain is used for the secure transfer of items like money, property, contracts, etc. </text:span></text:span></text:p>
      <text:p text:style-name="P4"><text:span text:style-name="Emphasis"><text:span text:style-name="T10">--&gt;</text:span></text:span><text:span text:style-name="Emphasis"><text:span text:style-name="T15">without requiring a third-party intermediary like bank or government. </text:span></text:span></text:p>
      <text:p text:style-name="P4"><text:span text:style-name="Emphasis"><text:span text:style-name="T15">--&gt;Once a data is recorded inside a blockchain, it is very difficult to change </text:span></text:span><text:span text:style-name="Emphasis"><text:span text:style-name="T10">it</text:span></text:span></text:p>
      <text:p text:style-name="P4"><text:span text:style-name="Emphasis"><text:span text:style-name="T10"/></text:span></text:p>
      <text:p text:style-name="P4"><text:span text:style-name="Emphasis"><text:span text:style-name="T10"/></text:span></text:p>
      <text:p text:style-name="P8"><text:span text:style-name="Emphasis"><text:span text:style-name="T13">* </text:span></text:span><text:span text:style-name="Emphasis"><text:span text:style-name="T16">Blockchain is not Bitcoin, but it is the technology behind Bitcoin</text:span></text:span></text:p>
      <text:p text:style-name="P4"><text:span text:style-name="Emphasis"><text:span text:style-name="T13">* </text:span></text:span><text:span text:style-name="Emphasis"><text:span text:style-name="T16">Bitcoin is the digital token and blockchain is the ledger to keep track of who owns the digital tokens</text:span></text:span></text:p>
      <text:p text:style-name="P4"><text:span text:style-name="Emphasis"><text:span text:style-name="T13">* <text:s/></text:span></text:span><text:span text:style-name="Emphasis"><text:span text:style-name="T16">You can't have Bitcoin without blockchain, but you can have blockchain without Bitcoin.</text:span></text:span></text:p>
      <text:p text:style-name="Text_20_body"/>
      <text:p text:style-name="P9">* <text:span text:style-name="T14">A Blockchain is a chain of blocks which contain information. The data which is stored inside a block depends on the type of blockchain.</text:span></text:p>
      <text:p text:style-name="P14">* For Example, A Bitcoin Block contains information about the Sender, Receiver, number of bitcoins to be transferred.</text:p>
      <text:p text:style-name="P10">** <text:span text:style-name="T14">Hence, all blocks are containing hashes of previous blocks. This is the technique that makes a blockchain so secure</text:span></text:p>
      <text:h text:style-name="P31" text:outline-level="2">How Blockchain Transaction Works?</text:h>
      <text:p text:style-name="P10"><text:span text:style-name="Strong_20_Emphasis"><text:span text:style-name="T17">Step 1)</text:span></text:span><text:span text:style-name="T14"> Some person requests a transaction. The transaction could be involved cryptocurrency, contracts, records or other information.</text:span></text:p>
      <text:p text:style-name="P22"><text:span text:style-name="Strong_20_Emphasis"><text:span text:style-name="T17">Step 2)</text:span></text:span><text:span text:style-name="T14"> The requested transaction is broadcasted to a P2P network with the help of nodes.</text:span></text:p>
      <text:p text:style-name="P22"><text:soft-page-break/><text:span text:style-name="Strong_20_Emphasis"><text:span text:style-name="T17">Step 3)</text:span></text:span><text:span text:style-name="T14"> The network of nodes validates the transaction and the user's status with the help of known algorithms.</text:span></text:p>
      <text:p text:style-name="P22"><text:span text:style-name="Strong_20_Emphasis"><text:span text:style-name="T17">Step 4)</text:span></text:span><text:span text:style-name="T14"> Once the transaction is complete the new block is then added to the existing blockchain. In such a way that is permanent and unalterable.</text:span></text:p>
      <text:p text:style-name="P11"><text:line-break/><text:span text:style-name="T21">Limitations of Blockchain technology</text:span></text:p>
      <text:p text:style-name="P11"><text:span text:style-name="Strong_20_Emphasis"><text:span text:style-name="T17">Higher costs: </text:span></text:span><text:span text:style-name="T14">Nodes seek higher rewards for completing Transactions in a business which work on the principle of Supply and Demand</text:span></text:p>
      <text:p text:style-name="P12"><text:line-break/><text:span text:style-name="Strong_20_Emphasis"><text:span text:style-name="T17">Slower transactions: </text:span></text:span><text:span text:style-name="T14">Nodes prioritize transactions with higher rewards, backlogs of transactions build up</text:span></text:p>
      <text:p text:style-name="P12"><text:span text:style-name="Strong_20_Emphasis"><text:span text:style-name="T17">Smaller ledger: </text:span></text:span><text:span text:style-name="T14">It not possible to a full copy of the Blockchain, potentially which can affect immutability, consensus, etc.</text:span></text:p>
      <text:p text:style-name="P12"><text:line-break/><text:span text:style-name="Strong_20_Emphasis"><text:span text:style-name="T17">Transaction costs, network speed: </text:span></text:span><text:span text:style-name="T14">The transactions cost of Bitcoin is quite high after being touted as 'nearly free' for the first few years.</text:span></text:p>
      <text:p text:style-name="P3"><text:span text:style-name="Emphasis"><text:span text:style-name="Strong_20_Emphasis"><text:span text:style-name="T19">Wasteful: </text:span></text:span></text:span><text:span text:style-name="Emphasis"><text:span text:style-name="T20">Every node that runs the blockchain has to maintain consensus across the blockchain. This offers very low downtime and makes data stored on the blockchain forever unchangeable. However, all this is wasteful, because each node repeats a task to reach consensus.</text:span></text:span></text:p>
      <text:p text:style-name="P3"><text:span text:style-name="Emphasis"><text:span text:style-name="T12"/></text:span></text:p>
      <text:p text:style-name="P7"><text:span text:style-name="Emphasis"><text:span text:style-name="T12"/></text:span></text:p>
      <text:p text:style-name="P3"><text:span text:style-name="Emphasis"><text:span text:style-name="T12"/></text:span></text:p>
      <text:p text:style-name="P13"><text:span text:style-name="Emphasis"><text:span text:style-name="T12">* <text:s text:c="8"/></text:span></text:span><text:span text:style-name="Emphasis"><text:span text:style-name="T20">A Blockchain is a chain of blocks that contain information</text:span></text:span></text:p>
      <text:list xml:id="list8720205234176020250" text:style-name="L1">
        <text:list-item>
          <text:p text:style-name="P34">The blockchain is not Bitcoin, but it is the technology behind Bitcoin</text:p>
        </text:list-item>
        <text:list-item>
          <text:p text:style-name="P34">Every block contains hash.</text:p>
        </text:list-item>
        <text:list-item>
          <text:p text:style-name="P34">Each block has a hash of the previous block</text:p>
        </text:list-item>
        <text:list-item>
          <text:p text:style-name="P34">Blockchain require Proof of Work before a new block is added</text:p>
        </text:list-item>
        <text:list-item>
          <text:p text:style-name="P34">The blockchain database is disturbed amongst multiple peers and is not centralized.</text:p>
        </text:list-item>
        <text:list-item>
          <text:p text:style-name="P34">Block chain technology is Resilience, Decentralize, Time reducing, reliable and its offers unalterable transitions</text:p>
        </text:list-item>
        <text:list-item>
          <text:p text:style-name="P34">Three versions of Blockchain are Blockchain 1.0: Currency, Blockchain 2.0: Smart Contracts and Blockchain 3.0: DApps</text:p>
        </text:list-item>
        <text:list-item>
          <text:p text:style-name="P34">The blockchain is Available in three different variants 1) Public 2) Private 3) Consortium</text:p>
        </text:list-item>
        <text:list-item>
          <text:p text:style-name="P34">Higher cost, slower transactions, small ledger, the risk of error are some disadvantage of using this technology</text:p>
        </text:list-item>
        <text:list-item>
          <text:p text:style-name="P34">Dubai- The Smart City, Incent Customer retention, and Blockchain for Humanitarian Aid are the real-life use cases of Blockchain</text:p>
        </text:list-item>
        <text:list-item>
          <text:p text:style-name="P35"><text:soft-page-break/>Bitcoin uses blockchain technology which is not governed by any central authority or banks</text:p>
        </text:list-item>
      </text:list>
      <text:p text:style-name="P22"><text:span text:style-name="Strong_20_Emphasis"><text:span text:style-name="T17">Public:</text:span></text:span></text:p>
      <text:p text:style-name="P23">In this type of blockchains, ledgers are visible to everyone on the internet. It allows anyone to verify and add a block of transactions to the blockchain. Public networks have incentives for people to join and free for use. Anyone can use a public blockchain network.</text:p>
      <text:p text:style-name="P22"><text:span text:style-name="Strong_20_Emphasis"><text:span text:style-name="T17">Private:</text:span></text:span></text:p>
      <text:p text:style-name="P23">The private blockchain is within a single organization. It allows only specific people of the organization to verify and add transaction blocks. However, everyone on the internet is generally allowed to view.</text:p>
      <text:p text:style-name="P21"><text:line-break/><text:span text:style-name="T34">C</text:span><text:span text:style-name="Strong_20_Emphasis"><text:span text:style-name="T17">onsortium</text:span></text:span><text:span text:style-name="Strong_20_Emphasis"><text:span text:style-name="T18">(</text:span></text:span><text:span text:style-name="Strong_20_Emphasis"><text:span text:style-name="T6">an association, typically of several companies.</text:span></text:span><text:span text:style-name="Strong_20_Emphasis"><text:span text:style-name="T18">)</text:span></text:span><text:span text:style-name="Strong_20_Emphasis"><text:span text:style-name="T17">:</text:span></text:span></text:p>
      <text:p text:style-name="P23">In this Blockchain variant, only a group of organizations can verify and add transactions. Here, the ledger can be open or restricted to select groups. Consortium blockchain is used cross-organizations. It is only controlled by pre-authorized nodes.</text:p>
      <text:p text:style-name="P20"><text:line-break/><text:span text:style-name="T22">Why is a Blockchain useful?</text:span></text:p>
      <text:p text:style-name="P24"><text:span text:style-name="T23">The members of a </text:span><text:span text:style-name="Strong_20_Emphasis"><text:span text:style-name="T28">business network </text:span></text:span><text:span text:style-name="T23">transact with each other, but they maintain separate records of their transactions.</text:span></text:p>
      <text:p text:style-name="P25">Modern technology has taken this process from stone tablets and paper folders to hard drives and cloud platforms, but the underlying structure is the same. </text:p>
      <text:p text:style-name="P25"> contracts must be signed and executed manually, and every database in the system contains unique information and therefore represents a single point of failure.</text:p>
      <text:p text:style-name="Text_20_body"><text:line-break/><text:span text:style-name="T23">It’s impossible with today’s fractured approach to information and process sharing to build a system of record that spans a business network, even though the needs of visibility and trust are clear.</text:span></text:p>
      <text:p text:style-name="P15"/>
      <text:p text:style-name="Text_20_body"><text:span text:style-name="T23">--</text:span><text:span text:style-name="T24">&gt; every participant has their own replicated copy of the ledger. In addition to ledger information being shared, the processes which update the ledger are also shared. Unlike today’s systems, where a participant’s </text:span><text:span text:style-name="Strong_20_Emphasis"><text:span text:style-name="T29">private</text:span></text:span><text:span text:style-name="T24"> programs are used to update their </text:span><text:span text:style-name="Strong_20_Emphasis"><text:span text:style-name="T29">private</text:span></text:span><text:span text:style-name="T24"> ledgers, a blockchain system has </text:span><text:span text:style-name="Strong_20_Emphasis"><text:span text:style-name="T29">shared</text:span></text:span><text:span text:style-name="T24"> programs to update </text:span><text:span text:style-name="Strong_20_Emphasis"><text:span text:style-name="T29">shared</text:span></text:span><text:span text:style-name="T24">ledgers.</text:span></text:p>
      <text:p text:style-name="P16"/>
      <text:p text:style-name="P16">--&gt;With the ability to coordinate their business network through a shared ledger, blockchain networks can reduce the time, cost, and risk associated with private information and processing while improving trust and visibility.</text:p>
      <text:p text:style-name="P19"><text:soft-page-break/><text:line-break/><text:span text:style-name="T22">What is a Blockchain?</text:span></text:p>
      <text:p text:style-name="P27"><text:span text:style-name="Strong_20_Emphasis"><text:span text:style-name="T28">A Distributed Ledger</text:span></text:span></text:p>
      <text:p text:style-name="P28">At the heart of a blockchain network is a distributed ledger that records all the transactions that take place on the network.</text:p>
      <text:p text:style-name="P29"><text:span text:style-name="T23">A blockchain ledger is often described as </text:span><text:span text:style-name="Strong_20_Emphasis"><text:span text:style-name="T28">decentralized</text:span></text:span><text:span text:style-name="T32"> </text:span><text:span text:style-name="T23">because it is replicated across many network participants, each of whom </text:span><text:span text:style-name="Strong_20_Emphasis"><text:span text:style-name="T28">collaborate</text:span></text:span><text:span text:style-name="T32"> </text:span><text:span text:style-name="T23">in its maintenance.</text:span></text:p>
      <text:p text:style-name="P30"/>
      <text:p text:style-name="P26">decentralization and collaboration are powerful attributes that mirror the way businesses exchange goods and services in the real world.</text:p>
      <text:p text:style-name="P19"/>
      <text:p text:style-name="P19"><text:span text:style-name="T23">decentralized and collaborative, the information recorded to a blockchain is append-only, using cryptographic techniques that guarantee that once a transaction has been added to the ledger it cannot be modified. This property of “immutability” makes it simple to determine the provenance of information because participants can be sure information has not been changed after the fact. It’s why blockchains are sometimes described as </text:span><text:span text:style-name="Strong_20_Emphasis"><text:span text:style-name="T28">systems of proof</text:span></text:span><text:span text:style-name="T23">.</text:span></text:p>
      <text:p text:style-name="P17"/>
      <text:p text:style-name="P32"><text:span text:style-name="Strong_20_Emphasis"><text:span text:style-name="T28">Smart Contracts</text:span></text:span></text:p>
      <text:p text:style-name="P19"><text:span text:style-name="Strong_20_Emphasis"><text:span text:style-name="T26">To support the consistent update of information — and to enable a whole host of ledger functions (transacting, querying, etc) — a blockchain network uses </text:span></text:span><text:span text:style-name="Strong_20_Emphasis"><text:span text:style-name="T30">smart contracts</text:span></text:span><text:span text:style-name="Strong_20_Emphasis"><text:span text:style-name="T26"> to provide controlled access to the ledger.</text:span></text:span></text:p>
      <text:p text:style-name="P19"><text:line-break/><text:span text:style-name="Strong_20_Emphasis"><text:span text:style-name="T26">Smart contracts are not only a key mechanism for encapsulating information and keeping it </text:span></text:span></text:p>
      <text:p text:style-name="P19"><text:span text:style-name="T23">they can also be written to allow participants to execute certain aspects of transactions automatically.</text:span><text:line-break/><text:line-break/><text:span text:style-name="T23">A smart contract can, for example, be written to stipulate the cost of shipping an item where the shipping charge changes depending on how quickly the item arrives. With the terms agreed to by both parties and written to the ledger, the appropriate funds change hands automatically when the item is received.</text:span></text:p>
      <text:p text:style-name="P18">a smart contract is a piece of software that stores rules for negotiating the terms of an agreement, automatically verifies fulfillment, and then executes the agreed terms.</text:p>
      <text:p text:style-name="P18"><text:soft-page-break/> Since a smart contract removes reliance on a third party when establishing business relations, the parties making an agreement can transact directly with each other.</text:p>
      <text:p text:style-name="P6"><text:span text:style-name="Strong_20_Emphasis"><text:span text:style-name="T28">Consensus</text:span></text:span><text:span text:style-name="Strong_20_Emphasis"><text:span text:style-name="T25">(A generall agreement)</text:span></text:span></text:p>
      <text:p text:style-name="P19"><text:span text:style-name="Strong_20_Emphasis"><text:span text:style-name="T25">The process of keeping the ledger transactions synchronized across the network — to ensure that ledgers update only when transactions are approved by the appropriate participants, and that when ledgers do update, they update with the same transactions in the same order — is called </text:span></text:span><text:span text:style-name="Strong_20_Emphasis"><text:span text:style-name="T31">consensus</text:span></text:span><text:span text:style-name="Strong_20_Emphasis"><text:span text:style-name="T25">.</text:span></text:span></text:p>
      <text:p text:style-name="P19"><text:span text:style-name="Strong_20_Emphasis"><text:span text:style-name="T25"/></text:span></text:p>
      <text:p text:style-name="P33"><text:span text:style-name="Strong_20_Emphasis"><text:span text:style-name="T27">Command :-----</text:span></text:span></text:p>
      <text:p text:style-name="P33"><text:span text:style-name="Strong_20_Emphasis"><text:span text:style-name="T27">--&gt;./byfn.sh down</text:span></text:span></text:p>
      <text:p text:style-name="P33"><text:span text:style-name="Strong_20_Emphasis"><text:span text:style-name="T27">--&gt;./byfn.sh up</text:span></text:span></text:p>
      <text:p text:style-name="P33"><text:span text:style-name="Strong_20_Emphasis"><text:span text:style-name="T27">docker ps -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ato" svg:font-family="Lato, proxima-nova, 'Helvetica Neue', Arial, sans-serif"/>
    <style:font-face style:name="Poppins" svg:font-family="Poppins, sans-serif"/>
    <style:font-face style:name="Roboto Slab" svg:font-family="'Roboto Slab', ff-tisa-web-pro, Georgia, Arial, sans-serif"/>
    <style:font-face style:name="arial1" svg:font-family="arial"/>
    <style:font-face style:name="arial" svg:font-family="arial, sans-serif"/>
    <style:font-face style:name="calibri" svg:font-family="calibri,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4:45:24.013749219</meta:creation-date>
    <dc:date>2018-08-21T19:25:11.414587167</dc:date>
    <meta:editing-duration>PT9H6M57S</meta:editing-duration>
    <meta:editing-cycles>7</meta:editing-cycles>
    <meta:generator>LibreOffice/5.1.6.2$Linux_X86_64 LibreOffice_project/10m0$Build-2</meta:generator>
    <meta:document-statistic meta:table-count="0" meta:image-count="0" meta:object-count="0" meta:page-count="5" meta:paragraph-count="80" meta:word-count="1351" meta:character-count="8816" meta:non-whitespace-character-count="7469"/>
  </office:meta>
</office:document-meta>
</file>